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24-01-17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23-01-25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22-01-25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20-01-14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9-07-30 0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9-01-22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8-01-18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7-01-19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6-09-27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6-05-05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6-01-25 1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5-09-22 0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5-05-05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5-01-07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4-05-20 0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4-02-04 1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3-08-12 1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562</text:p>
          </table:table-cell>
          <table:table-cell office:value-type="string" calcext:value-type="string">
            <text:p>OGLA-030</text:p>
          </table:table-cell>
          <table:table-cell office:value-type="string" calcext:value-type="string">
            <text:p>2013-06-25 0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